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62220" officeooo:paragraph-rsid="00062220"/>
    </style:style>
    <style:style style:name="P2" style:family="paragraph" style:parent-style-name="Text_20_body">
      <style:text-properties officeooo:rsid="0008dea4" officeooo:paragraph-rsid="0008dea4"/>
    </style:style>
    <style:style style:name="P3" style:family="paragraph" style:parent-style-name="Text_20_body">
      <style:text-properties officeooo:rsid="000a79f3" officeooo:paragraph-rsid="000a79f3"/>
    </style:style>
    <style:style style:name="P4" style:family="paragraph" style:parent-style-name="Text_20_body">
      <style:text-properties officeooo:rsid="000a8ecd" officeooo:paragraph-rsid="000a8ecd"/>
    </style:style>
    <style:style style:name="P5" style:family="paragraph" style:parent-style-name="Text_20_body">
      <style:text-properties officeooo:rsid="000a8ecd" officeooo:paragraph-rsid="000c6ac4"/>
    </style:style>
    <style:style style:name="P6" style:family="paragraph" style:parent-style-name="Text_20_body">
      <style:text-properties officeooo:rsid="000fa174" officeooo:paragraph-rsid="000fa174"/>
    </style:style>
    <style:style style:name="P7" style:family="paragraph" style:parent-style-name="Title">
      <style:text-properties officeooo:paragraph-rsid="000a8ecd"/>
    </style:style>
    <style:style style:name="P8" style:family="paragraph" style:parent-style-name="Heading_20_1">
      <style:text-properties officeooo:rsid="000a8ecd" officeooo:paragraph-rsid="000a8ecd"/>
    </style:style>
    <style:style style:name="P9" style:family="paragraph" style:parent-style-name="Heading_20_2">
      <style:text-properties officeooo:rsid="000a8ecd" officeooo:paragraph-rsid="000a8ecd"/>
    </style:style>
    <style:style style:name="T1" style:family="text">
      <style:text-properties officeooo:rsid="0007091b"/>
    </style:style>
    <style:style style:name="T2" style:family="text">
      <style:text-properties officeooo:rsid="0007e01d"/>
    </style:style>
    <style:style style:name="T3" style:family="text">
      <style:text-properties officeooo:rsid="0008dea4"/>
    </style:style>
    <style:style style:name="T4" style:family="text">
      <style:text-properties officeooo:rsid="000a79f3"/>
    </style:style>
    <style:style style:name="T5" style:family="text">
      <style:text-properties officeooo:rsid="000a8ecd"/>
    </style:style>
    <style:style style:name="T6" style:family="text">
      <style:text-properties officeooo:rsid="000c6ac4"/>
    </style:style>
    <style:style style:name="T7" style:family="text">
      <style:text-properties officeooo:rsid="000e4e42"/>
    </style:style>
    <style:style style:name="T8" style:family="text">
      <style:text-properties officeooo:rsid="000ef136"/>
    </style:style>
    <style:style style:name="T9" style:family="text">
      <style:text-properties officeooo:rsid="000fa1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Api pozwalające na przeszukiwanie blockchaina</text:span></text:p>
      <text:h text:style-name="P8" text:outline-level="1">Forma aplikacji</text:h>
      <text:h text:style-name="P9" text:outline-level="2">Docker - za i przeciw</text:h>
      <text:p text:style-name="P4">Z pewnością spakowanie tej aplikacji jako obraz <text:span text:style-name="T7">d</text:span>ockera ma ogromny plus zwiększenia jej przenośności jak i również powinno ułatwić adopcję tego rozwiązania, są jednak pewne kwestie, jak i pytania <text:span text:style-name="T8">n</text:span>a które nale<text:span text:style-name="T7">ż</text:span>y odpowiedzieć zanim zdecyduję się na takie rozwiązanie.</text:p>
      <text:p text:style-name="P5">Uruchomienie bitcoin core w obrazie <text:span text:style-name="T7">dockera</text:span> ogranicza w pewnym zakresie użytkowników aplikacji, jeśli posiadają oni już pełny węzeł<text:span text:style-name="T6">, problem ten można było by rozwiązać tworząc wszystko poza bitcoin corem w dockerze, stworzyć serwer ftp który pozwalał by na dostęp do bloków przechowywanych przez bitcoin core. Rozwiązanie takie dawało by dodatkowe korzyści, po pierwsze zachowujemy zalety dockera, oraz dodatkowo umożliwiamy trzymanie blockchain core i obrazu dockera na osobnych maszynach, co mogłoby być zaletą z powodu przestrzeni dyskowej jaką każda z tych części będzie zużywać.</text:span></text:p>
      <text:p text:style-name="P5"><text:span text:style-name="T6">Na koniec dodam tylko że moje zrozumienie Dockera jest na ten moment niewielkie i dużo pewnie będzie można jeszcze na ten temat powiedzieć w przyszłości.</text:span></text:p>
      <text:h text:style-name="Heading_20_1" text:outline-level="1">Baza danych</text:h>
      <text:h text:style-name="Heading_20_2" text:outline-level="2">Podstawowe operacje</text:h>
      <text:p text:style-name="P1">Baza powinna być ukierunkowana na zwracanie bloku/bloków, które ostatecznie będą użytkownikowi końcowemu zwracane w postaci JSON. Wyszukiwanie bloków powinno następować po hashu bloku, przedziale czasowym, n kolejnych bloków od jakiegoś bloku<text:span text:style-name="T1"> i ewentualnie jeszcze innych kryteriach</text:span></text:p>
      <text:p text:style-name="P1">Dodatkowo możliwe że przydatne było by<text:span text:style-name="T2"> (choć na ten moment nie jest to konieczne)</text:span> wyszukiwanie bloków w których <text:span text:style-name="T7">transakcje</text:span> zawierał jakiś adres, bądź zwracanie listy <text:span text:style-name="T7">transakcji</text:span> z udziałem jakiegoś adresu w przedziale czasu, bądź zawężając po innych kryteriach<text:span text:style-name="T1">.</text:span></text:p>
      <text:p text:style-name="P2">Wydajność modyfikacji danych w bazie nie ma żadnego znaczenia</text:p>
      <text:h text:style-name="Heading_20_2" text:outline-level="2">Wybór bazy</text:h>
      <text:p text:style-name="P1">Na początek należy zdecydować czy używać bazy relacyjnej, czy innej, np. typu Document-store, takiej jak MongoDB. </text:p>
      <text:p text:style-name="P1">Fakt 1: dane w bazie nie będą znormalizowane, przykładowo trzymanie <text:span text:style-name="T7">transakcji</text:span> w osobnej tabeli z kluczem obcym do tabeli bloków bardzo spowalniało by wyszukiwanie</text:p>
      <text:p text:style-name="P1"><text:soft-page-break/>Fakt 2: <text:span text:style-name="T3">bazy takie jak MongoDB uzyskują w pewnych sytuacjach wydajność lepszą od relacyjnych dzięki natywnej denormalizacji danych i można uzyskać podobną wydajność przy użyciu bazy relacyjnej odpowiednio denormalizując dane</text:span></text:p>
      <text:p text:style-name="P2">Fakt 3: MongoDB wspiera format JSON, zwraca i przyjmuje dane w tym formacie</text:p>
      <text:p text:style-name="P2"/>
      <text:p text:style-name="P2">Na ten moment zdecyduję się na MongoDB ponieważ:</text:p>
      <text:p text:style-name="P2">- osiągnięcie odpowiedniej zdenormalizowanej formy w bazie relacyjnej wydaje się drogą na około, usianą trudnościami, osiągnięcie odpowiedniej formy danych w MongoDB będzie dla tej bazy idiomatyczne</text:p>
      <text:p text:style-name="P2">- zwracanie przez MongoDB danych w formie JSONa daje nadzieję na uproszczenie pe<text:span text:style-name="T4">w</text:span>nych operacji w przyszłości</text:p>
      <text:h text:style-name="Heading_20_2" text:outline-level="2">Struktura danych</text:h>
      <text:p text:style-name="P3">Uproszczony opis struktury danych:</text:p>
      <text:p text:style-name="P3">Bloki będą przechowywane w jednej kolekcji, każdy blok będzie jednym dokumentem i będzie zawierał wszystkie informacje które w rzeczywistości ma blok, czyli hasze, czas, lista <text:span text:style-name="T7">transakcji</text:span>, wysokość itd.</text:p>
      <text:p text:style-name="P3">Tworzenie inde<text:span text:style-name="T9">ks</text:span>ów sprawia że wyszukiwanie po polu które zostało zaindeksowane nie wymaga przeszukania wszystkich dokumentów, jedynym kosztem stworzenia indeksowania jest pogorszenie <text:s/>wydajności dodawania nowych rekordów i ich <text:span text:style-name="T7">usuwania</text:span>, co nie jest w tej sytuacji żadnym problemem. Dodanie indeksu prawdopodobnie powoduje również zużycie dodatkowego miejsca w pamięci, ale to nie powinno być zbytnio dotkliwe.</text:p>
      <text:p text:style-name="P3">Jako że <text:span text:style-name="T5">tworzenie indeksów w naszym przypadku nie będzie praktycznie nic kosztowało, a przyśpieszenie wydajności wyszukiwania powinno być zatrważające, to stworzone zostaną indeksy na wszystkich polach po których wyszukiwane będą bloki, w tym podjęta zostanie próba stworzenia indeksu na transakcjach.</text:span></text:p>
      <text:p text:style-name="P6">Tworzenie indeksu na tablicy transakcji powinno pozwolić na szybkie wyszukiwanie bloków po np adresach portfeli będących stroną w transakcji. Jednak czy udało by się tutaj osiągnąć zamierzone cele ciężko mi dywagować, potrzebne jest sprawdzenie kilku rzeczy w prakty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1:09:14.909501293</meta:creation-date>
    <meta:generator>LibreOffice/5.1.6.2$Linux_X86_64 LibreOffice_project/10m0$Build-2</meta:generator>
    <dc:date>2018-01-22T12:18:04.349124570</dc:date>
    <meta:editing-duration>PT34M12S</meta:editing-duration>
    <meta:editing-cycles>7</meta:editing-cycles>
    <meta:document-statistic meta:table-count="0" meta:image-count="0" meta:object-count="0" meta:page-count="2" meta:paragraph-count="25" meta:word-count="546" meta:character-count="3887" meta:non-whitespace-character-count="3364"/>
  </office:meta>
</office:document-meta>
</file>